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680000379C15A0C425.svm"/>
  <manifest:file-entry manifest:media-type="" manifest:full-path="Pictures/20000007000052F60000114CD4C242CE.svm"/>
  <manifest:file-entry manifest:media-type="" manifest:full-path="Pictures/2000000700005833000040279FBC3EB2.svm"/>
  <manifest:file-entry manifest:media-type="" manifest:full-path="Pictures/200000070000609B000024DEAE27F0C4.svm"/>
  <manifest:file-entry manifest:media-type="" manifest:full-path="Pictures/200000070000359C00001B3882179673.svm"/>
  <manifest:file-entry manifest:media-type="" manifest:full-path="Pictures/200000070000370E000009609BFCA9D5.svm"/>
  <manifest:file-entry manifest:media-type="" manifest:full-path="Pictures/200000070000660C0000113B470ADE73.svm"/>
  <manifest:file-entry manifest:media-type="" manifest:full-path="Pictures/200000070000508D00000D3C21458542.svm"/>
  <manifest:file-entry manifest:media-type="" manifest:full-path="Pictures/2000000700002CCA00001888523C9CED.svm"/>
  <manifest:file-entry manifest:media-type="" manifest:full-path="Pictures/2000000700002C0800002114AF162947.svm"/>
  <manifest:file-entry manifest:media-type="" manifest:full-path="Pictures/2000000700006E12000035BF24B0EE7F.svm"/>
  <manifest:file-entry manifest:media-type="" manifest:full-path="Pictures/200000070000743E00001129CFC396D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cm" svg:y="0.82cm" svg:width="17cm" svg:height="3.544cm" draw:z-index="0"><draw:image xlink:href="Pictures/20000007000052F60000114CD4C242CE.svm" xlink:type="simple" xlink:show="embed" xlink:actuate="onLoad"/></draw:frame>String template:</text:p>
      <text:p text:style-name="Standard"/>
      <text:p text:style-name="Standard">Input form user:</text:p>
      <text:list xml:id="list4297090007498405190" text:style-name="L1">
        <text:list-item>
          <text:p text:style-name="P1">the value provided by user is a string type so in that case it needs to be converted to string</text:p>
        </text:list-item>
        <text:list-item>
          <text:p text:style-name="P1">“:.2f” will add two decimal places</text:p>
        </text:list-item>
      </text:list>
      <text:p text:style-name="Standard"><draw:frame draw:style-name="fr2" draw:name="graphics2" text:anchor-type="paragraph" svg:width="17cm" svg:height="2.51cm" draw:z-index="1"><draw:image xlink:href="Pictures/200000070000743E00001129CFC396D4.svm" xlink:type="simple" xlink:show="embed" xlink:actuate="onLoad"/></draw:frame></text:p>
      <text:p text:style-name="Standard">“IN” keyword:</text:p>
      <text:list xml:id="list7155348816170379822" text:style-name="L2">
        <text:list-item>
          <text:p text:style-name="P2">works for: strings, list, tuples sets,</text:p>
        </text:list-item>
      </text:list>
      <text:p text:style-name="Standard"><draw:frame draw:style-name="fr2" draw:name="graphics3" text:anchor-type="paragraph" svg:width="17cm" svg:height="2.87cm" draw:z-index="2"><draw:image xlink:href="Pictures/200000070000660C0000113B470ADE73.svm" xlink:type="simple" xlink:show="embed" xlink:actuate="onLoad"/></draw:frame></text:p>
      <text:p text:style-name="Standard">Nice way of multiple “or” condition checking:</text:p>
      <text:p text:style-name="Standard"><draw:frame draw:style-name="fr2" draw:name="graphics4" text:anchor-type="paragraph" svg:width="17cm" svg:height="6.488cm" draw:z-index="3"><draw:image xlink:href="Pictures/200000070000609B000024DEAE27F0C4.svm" xlink:type="simple" xlink:show="embed" xlink:actuate="onLoad"/></draw:frame></text:p>
      <text:p text:style-name="Standard">“_” - <text:s/>ignore variable</text:p>
      <text:p text:style-name="Standard"><draw:frame draw:style-name="fr3" draw:name="graphics5" text:anchor-type="paragraph" svg:width="14.093cm" svg:height="2.401cm" draw:z-index="4"><draw:image xlink:href="Pictures/200000070000370E000009609BFCA9D5.svm" xlink:type="simple" xlink:show="embed" xlink:actuate="onLoad"/></draw:frame></text:p>
      <text:p text:style-name="Standard"/>
      <text:p text:style-name="Standard"/>
      <text:p text:style-name="Standard"><text:soft-page-break/>One of the ways to split the list:</text:p>
      <text:p text:style-name="Standard"><draw:frame draw:style-name="fr3" draw:name="graphics6" text:anchor-type="paragraph" svg:width="10.691cm" svg:height="4.821cm" draw:z-index="5"><draw:image xlink:href="Pictures/200000070000359C00001B3882179673.svm" xlink:type="simple" xlink:show="embed" xlink:actuate="onLoad"/></draw:frame></text:p>
      <text:p text:style-name="Standard">Lambda examples:</text:p>
      <text:list xml:id="list5807782302300641459" text:style-name="L3">
        <text:list-item>
          <text:p text:style-name="P3">map must be converted to list if needs to be printed (map return map object)</text:p>
        </text:list-item>
      </text:list>
      <text:p text:style-name="Standard"><draw:frame draw:style-name="fr2" draw:name="graphics7" text:anchor-type="paragraph" svg:width="17cm" svg:height="2.792cm" draw:z-index="6"><draw:image xlink:href="Pictures/200000070000508D00000D3C21458542.svm" xlink:type="simple" xlink:show="embed" xlink:actuate="onLoad"/></draw:frame></text:p>
      <text:p text:style-name="Standard">Dictionary comprehension. Example of converting list of tuples to dictionary:[]</text:p>
      <text:p text:style-name="Standard"><draw:frame draw:style-name="fr2" draw:name="graphics8" text:anchor-type="paragraph" svg:width="17cm" svg:height="5.964cm" draw:z-index="7"><draw:image xlink:href="Pictures/2000000700006E12000035BF24B0EE7F.svm" xlink:type="simple" xlink:show="embed" xlink:actuate="onLoad"/></draw:frame></text:p>
      <text:p text:style-name="Standard">*args are loaded into function as a tuple</text:p>
      <text:p text:style-name="Standard"><draw:frame draw:style-name="fr1" draw:name="graphics9" text:anchor-type="paragraph" svg:x="5.325cm" svg:y="0.132cm" svg:width="6.202cm" svg:height="6.475cm" draw:z-index="8"><draw:image xlink:href="Pictures/20000007000033680000379C15A0C425.svm" xlink:type="simple" xlink:show="embed" xlink:actuate="onLoad"/></draw:frame></text:p>
      <text:p text:style-name="Standard"/>
      <text:p text:style-name="Standard"/>
      <text:p text:style-name="Standard"><text:soft-page-break/>Short cut version of passing key values into function:</text:p>
      <text:p text:style-name="Standard"><draw:frame draw:style-name="fr3" draw:name="graphics10" text:anchor-type="paragraph" svg:width="8.253cm" svg:height="4.173cm" draw:z-index="9"><draw:image xlink:href="Pictures/2000000700002CCA00001888523C9CED.svm" xlink:type="simple" xlink:show="embed" xlink:actuate="onLoad"/></draw:frame></text:p>
      <text:p text:style-name="Standard">**kwargs are loaded into function as dictionary</text:p>
      <text:p text:style-name="Standard"><draw:frame draw:style-name="fr3" draw:name="graphics11" text:anchor-type="paragraph" svg:width="8.16cm" svg:height="5.747cm" draw:z-index="10"><draw:image xlink:href="Pictures/2000000700002C0800002114AF162947.svm" xlink:type="simple" xlink:show="embed" xlink:actuate="onLoad"/></draw:frame></text:p>
      <text:p text:style-name="Standard">First class function – the function which is an agrument</text:p>
      <text:p text:style-name="Standard"/>
      <text:p text:style-name="Standard"><draw:frame draw:style-name="fr4" draw:name="graphics12" text:anchor-type="paragraph" svg:width="11.926cm" svg:height="9.707cm" draw:z-index="11"><draw:image xlink:href="Pictures/2000000700005833000040279FBC3EB2.svm" xlink:type="simple" xlink:show="embed" xlink:actuate="onLoad"/></draw:frame></text:p>
      <text:p text:style-name="Standard"/>
      <text:p text:style-name="Standard">Advices:</text:p>
      <text:list xml:id="list939733522263071081" text:style-name="L4">
        <text:list-item>
          <text:p text:style-name="P4">the test should be simple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l Wilk</meta:initial-creator>
    <meta:creation-date>2020-08-26T21:26:20.78</meta:creation-date>
    <meta:generator>OpenOffice/4.1.5$Win32 OpenOffice.org_project/415m1$Build-9789</meta:generator>
    <dc:date>2020-10-07T17:00:43.35</dc:date>
    <dc:creator>Rafal Wilk</dc:creator>
    <meta:editing-duration>PT7H5M43S</meta:editing-duration>
    <meta:editing-cycles>6</meta:editing-cycles>
    <meta:document-statistic meta:table-count="0" meta:image-count="12" meta:object-count="0" meta:page-count="3" meta:paragraph-count="18" meta:word-count="133" meta:character-count="719"/>
  </office:meta>
</office:document-meta>
</file>